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3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2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5983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1073b09" fo:background-color="transparent" loext:char-shading-value="0" style:font-size-asian="24pt" style:font-size-complex="24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d5d910" style:font-style-asian="normal" style:font-style-complex="normal"/>
    </style:style>
    <style:style style:name="T22" style:family="text">
      <style:text-properties officeooo:rsid="010368d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054ebd" style:font-weight-asian="bold" style:font-weight-complex="bold"/>
    </style:style>
    <style:style style:name="T25" style:family="text">
      <style:text-properties officeooo:rsid="010575ed"/>
    </style:style>
    <style:style style:name="T26" style:family="text">
      <style:text-properties officeooo:rsid="01085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0">2251</text:span><text:span text:style-name="T11"> CFG</text:span><text:span text:style-name="T10">S Administració de Sistemes Informàtics</text:span></text:p>
      <text:p text:style-name="P34">2252 CFGS Desenvolupament d'Aplicacions Multiplataforma</text:p>
      <text:h text:style-name="P40" text:outline-level="1"><text:span text:style-name="T14">Mòdul 3</text:span><text:span text:style-name="T13"> – Programació bàsica</text:span></text:h>
      <text:h text:style-name="P41" text:outline-level="1">UF2 – <text:span text:style-name="T15">Programació modular</text:span></text:h>
      <text:p text:style-name="P33"><text:span text:style-name="T16">Informe de lliurament </text:span><text:span text:style-name="T17">A50</text:span><text:span text:style-name="T18">2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2">àgiu</text:span> de lliurar diversos fitxers, comprimiu-los tots en un format <text:span text:style-name="T19">ZIP</text:span><text:span text:style-name="T20"> </text:span><text:span text:style-name="T21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39" text:outline-level="1"><text:bookmark-end text:name="__DdeLink__3243_1392924193"/></text:h>
      <text:p text:style-name="P13">Contesta:</text:p>
      <text:list xml:id="list708803676414622409" text:style-name="L1">
        <text:list-item>
          <text:p text:style-name="P42"><text:span text:style-name="T25">Has fet </text:span>el disseny descendent del projecte CicliCat, <text:span text:style-name="T25">tal com demana l'activitat</text:span>? </text:p>
        </text:list-item>
      </text:list>
      <text:p text:style-name="P14"/>
      <text:p text:style-name="P14"/>
      <text:list xml:id="list162147017233100" text:continue-numbering="true" text:style-name="L1">
        <text:list-item>
          <text:p text:style-name="P42"><text:span text:style-name="T25">Has e</text:span>scri<text:span text:style-name="T25">t </text:span>l'esquema de mòduls i tasques del projecte CicliCat, <text:span text:style-name="T25">tal com demana l'activitat</text:span>?</text:p>
        </text:list-item>
      </text:list>
      <text:p text:style-name="P14"/>
      <text:p text:style-name="P14"/>
      <text:list xml:id="list162145930667558" text:continue-numbering="true" text:style-name="L1">
        <text:list-item>
          <text:p text:style-name="P42">Has aconseguit fer l'esquelet de la classe principal (CicliCat) i <text:span text:style-name="T25">de </text:span>la resta de mòduls que compo<text:span text:style-name="T26">n</text:span>en el prototip?</text:p>
        </text:list-item>
      </text:list>
      <text:p text:style-name="P35">En cas que no l'hagis aconseguit implementar o tinguis dubtes, planteja'ls aquí. Intentarem donar-te un resposta a la retroacció <text:span text:style-name="T26">de la bústia de lliurament</text:span>. Intenta fugir dels dubtes genèrics, són difícils de concretar i probablement la resposta donada et servirà de poca ajuda. Concreta tant com puguis els dubtes, explica els raonaments que et fas, i intenta deixar clar on t'ha<text:span text:style-name="T26">s</text:span>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3">Creus que aquesta activitat t'ha </text:span><text:span text:style-name="T24">facilitat la realització de l'esquelet de classes i funcions bàsiques del projecte</text:span><text:span text:style-name="T23">? Indica el grau</text:span>:</text:p>
      <text:list xml:id="list50690472039418740" text:style-name="L2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5983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2</text:span></text:p>
                  </table:table-cell>
                  <table:table-cell table:style-name="Taula1.A1" office:value-type="string">
                    <text:p text:style-name="MP6">Activitat <text:span text:style-name="MT5">A502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3</meta:editing-cycles>
    <meta:editing-duration>P5DT6H6M51S</meta:editing-duration>
    <dc:date>2016-03-31T16:21:44.815461326</dc:date>
    <dc:creator>Josep Bornas</dc:creator>
    <meta:document-statistic meta:table-count="2" meta:image-count="3" meta:object-count="0" meta:page-count="1" meta:paragraph-count="36" meta:word-count="288" meta:character-count="1820" meta:non-whitespace-character-count="1569"/>
    <meta:user-defined meta:name="Info 1"/>
    <meta:user-defined meta:name="Info 2"/>
    <meta:user-defined meta:name="Info 3"/>
    <meta:user-defined meta:name="Info 4"/>
  </office:meta>
</office:document-meta>
</file>